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1" style:parent-style-name="Graphics">
      <style:graphic-properties draw:fill="none" fo:clip="rect(0in, -0.00025in, 0.6945in, 0in)" draw:stroke="none"/>
    </style:style>
    <style:style style:family="graphic" style:name="a382" style:parent-style-name="Graphics">
      <style:graphic-properties draw:fill="none" fo:clip="rect(0in, -0.00064in, 1.55427in, 0in)" draw:stroke="non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387">
      <style:graphic-properties draw:fill="none" fo:clip="rect(0.67897in, 0in, 0.54287in, 0in)" draw:stroke="non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0" style:parent-style-name="Graphics">
      <style:graphic-properties draw:fill="none" fo:clip="rect(0.03662in, 0.29826in, -0.00734in, 1.08399in)" draw:stroke="non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3" style:parent-style-name="Graphics">
      <style:graphic-properties draw:fill="none" fo:clip="rect(0in, 3.54875in, 0.64402in, 0.79987in)" draw:stroke="none"/>
    </style:style>
  </office:automatic-styles>
  <office:body>
    <office:presentation>
      <draw:page draw:name="Slide1" draw:style-name="a359" draw:master-page-name="Master1-Layout1-title-Diapositive-de-titre" presentation:presentation-page-layout-name="Master1-PPL1" draw:id="Slide-256">
        <draw:custom-shape svg:x="0in" svg:y="0in" svg:width="13.33333in" svg:height="7.5in" draw:id="id63" draw:style-name="a362" draw:name="Rectangle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63" draw:name="Image 3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Rosa Parks et ses sœurs de combat : épisode 2/2 du podcast Rosa Parks, "la  femme qui s'est tenue debout en restant assise" | France Culture</svg:desc>
        </draw:frame>
        <draw:custom-shape svg:x="0in" svg:y="0in" svg:width="10.21348in" svg:height="7.5in" draw:id="id65" draw:style-name="a367" draw:name="Rectangle 10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370" draw:name="Titre 1" svg:x="0.52273in" svg:y="1.22743in" svg:width="4.37024in" svg:height="1.84734in" presentation:class="title" presentation:placeholder="false">
          <draw:text-box>
            <text:p text:style-name="a369" text:class-names="" text:cond-style-name=""><text:span text:style-name="a368" text:class-names="">Rosa Parks</text:span></text:p>
          </draw:text-box>
          <svg:title/>
          <svg:desc/>
        </draw:frame>
        <draw:frame draw:id="id67" presentation:style-name="a371" draw:name="Sous-titre 2" svg:x="0.52273in" svg:y="5.32909in" svg:width="4.4in" svg:height="1.32124in" presentation:class="subtitle" presentation:placeholder="true">
          <draw:text-box/>
          <svg:title/>
          <svg:desc/>
        </draw:frame>
        <draw:custom-shape svg:x="0.52606in" svg:y="4.97257in" svg:width="4.35in" svg:height="0.02in" draw:id="id68" draw:style-name="a374" draw:name="Rectangle 14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75" draw:master-page-name="Master1-Layout2-obj-Titre-et-contenu" presentation:presentation-page-layout-name="Master1-PPL2" draw:id="Slide-257">
        <draw:custom-shape svg:x="0in" svg:y="0in" svg:width="13.33333in" svg:height="7.5in" draw:id="id69" draw:style-name="a378" draw:name="Rectangle 41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presentation:style-name="a379" draw:name="Titre 1" svg:x="1.46085in" svg:y="1.26744in" svg:width="5.80078in" svg:height="1.22275in" presentation:class="title" presentation:placeholder="true">
          <draw:text-box/>
          <svg:title/>
          <svg:desc/>
        </draw:frame>
        <draw:frame draw:id="id71" presentation:style-name="a380" draw:name="Content Placeholder 13" svg:x="1.46085in" svg:y="2.80392in" svg:width="5.80078in" svg:height="3.2548in" presentation:class="outline" presentation:placeholder="true">
          <draw:text-box/>
          <svg:title/>
          <svg:desc/>
        </draw:frame>
        <draw:frame draw:id="id72" draw:style-name="a381" draw:name="Image 5" svg:x="0.37771in" svg:y="1.43898in" svg:width="6.19914in" svg:height="3.81397in" style:rel-width="scale" style:rel-height="scale">
          <draw:image xlink:href="media/image2.jpeg" xlink:type="simple" xlink:show="embed" xlink:actuate="onLoad"/>
          <svg:title/>
          <svg:desc>Shutterstock Editorial on X: "#OTD in 1955, Rosa Parks refused to give up  her seat after bus driver James Blake demanded her to do so. Blake  attempted to move Parks to the</svg:desc>
        </draw:frame>
        <draw:frame draw:id="id73" draw:style-name="a382" draw:name="Espace réservé du contenu 3" svg:x="6.66558in" svg:y="1.39207in" svg:width="6.59957in" svg:height="3.89978in" style:rel-width="scale" style:rel-height="scale">
          <draw:image xlink:href="media/image3.jpeg" xlink:type="simple" xlink:show="embed" xlink:actuate="onLoad"/>
          <svg:title/>
          <svg:desc>4 février 1913 : naissance de Rosa Parks « la femme qui s'est tenue debout  en restant assise » | SOS Racisme</svg:desc>
        </draw:frame>
      </draw:page>
      <draw:page draw:name="Slide3" draw:style-name="a383" draw:master-page-name="Master1-Layout2-obj-Titre-et-contenu" presentation:presentation-page-layout-name="Master1-PPL2" draw:id="Slide-258">
        <draw:custom-shape svg:x="0.00167in" svg:y="0in" svg:width="13.33in" svg:height="7.5in" draw:id="id74" draw:style-name="a386" draw:name="Rectangle 8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387" draw:name="Espace réservé du contenu 3" svg:x="0.00002in" svg:y="0.0014in" svg:width="13.33331in" svg:height="7.4986in" style:rel-width="scale" style:rel-height="scale" presentation:class="graphic" presentation:placeholder="false">
          <draw:image xlink:href="media/image4.jpeg" xlink:type="simple" xlink:show="embed" xlink:actuate="onLoad"/>
          <svg:title/>
          <svg:desc>No Meekness Here: Meet Rosa Parks, 'Lifelong Freedom Fighter' : NPR</svg:desc>
        </draw:frame>
      </draw:page>
      <draw:page draw:name="Slide4" draw:style-name="a388" draw:master-page-name="Master1-Layout2-obj-Titre-et-contenu" presentation:presentation-page-layout-name="Master1-PPL2" draw:id="Slide-259">
        <draw:custom-shape svg:x="0in" svg:y="-0.0009in" svg:width="13.73196in" svg:height="7.88781in" draw:id="id76" draw:style-name="a391" draw:name="Rectangle 3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399" draw:name="Titre 1" svg:x="2.97024in" svg:y="0.96478in" svg:width="11.5in" svg:height="1.44965in" presentation:class="title" presentation:placeholder="false">
          <draw:text-box>
            <text:p text:style-name="a398" text:class-names="" text:cond-style-name=""><text:span text:style-name="a392" text:class-names="">Thank</text:span><text:span text:style-name="a393" text:class-names=""><text:s text:c="1"/></text:span><text:span text:style-name="a394" text:class-names="">you</text:span><text:span text:style-name="a395" text:class-names=""><text:s text:c="1"/>for<text:s text:c="1"/></text:span><text:span text:style-name="a396" text:class-names="">your</text:span><text:span text:style-name="a397" text:class-names=""><text:s text:c="1"/>attention</text:span></text:p>
          </draw:text-box>
          <svg:title/>
          <svg:desc/>
        </draw:frame>
        <draw:frame draw:id="id78" draw:style-name="a400" draw:name="Image 4" svg:x="3.86707in" svg:y="2.65973in" svg:width="5.61057in" svg:height="4.97818in" style:rel-width="scale" style:rel-height="scale">
          <draw:image xlink:href="media/image5.jpeg" xlink:type="simple" xlink:show="embed" xlink:actuate="onLoad"/>
          <svg:title/>
          <svg:desc>Rosa Parks, Martin Luther King Jr., Montgomery Bus Boycott, civil rights  movement, segregation, nonviolent protest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66" draw:style="linear" draw:angle="2700" draw:start-color="#000000" draw:end-color="#000000" draw:start-intensity="0%" draw:end-intensity="64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4/10/2024</text:date></text:span><text:span text:style-name="a22" text:class-names=""/></text:p>
        </draw:text-box>
        <svg:title/>
        <svg:desc/>
      </draw:frame>
      <draw:frame draw:id="id3" presentation:style-name="a27" draw:name="Espace réservé du pied de page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°›</text:page-number></text:span><text:span text:style-name="a29" text:class-names=""/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5" draw:name="Titr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Modifiez le style du titre</text:span></text:p>
        </draw:text-box>
        <svg:title/>
        <svg:desc/>
      </draw:frame>
      <draw:frame draw:id="id6" presentation:style-name="a38" draw:name="Sous-titr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Modifiez le style des sous-titres du masque</text:span></text:p>
        </draw:text-box>
        <svg:title/>
        <svg:desc/>
      </draw:frame>
      <draw:frame draw:id="id7" presentation:style-name="a43" draw:name="Espace réservé de la date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4/10/2024</text:date></text:span><text:span text:style-name="a41" text:class-names=""/></text:p>
        </draw:text-box>
        <svg:title/>
        <svg:desc/>
      </draw:frame>
      <draw:frame draw:id="id8" presentation:style-name="a46" draw:name="Espace réservé du pied de page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Espace réservé du numéro de diapositive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N°›</text:page-number></text:span><text:span text:style-name="a48" text:class-names=""/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4" draw:name="Titr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Modifiez le style du titre</text:span></text:p>
        </draw:text-box>
        <svg:title/>
        <svg:desc/>
      </draw:frame>
      <draw:frame draw:id="id11" presentation:style-name="a70" draw:name="Espace réservé du contenu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Modifiez les styles du texte du masque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euxième niveau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Espace réservé de la date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4/10/2024</text:date></text:span><text:span text:style-name="a73" text:class-names=""/></text:p>
        </draw:text-box>
        <svg:title/>
        <svg:desc/>
      </draw:frame>
      <draw:frame draw:id="id13" presentation:style-name="a78" draw:name="Espace réservé du pied de page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Espace réservé du numéro de diapositiv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°›</text:page-number></text:span><text:span text:style-name="a80" text:class-names=""/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6" draw:name="Titr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Modifiez le style du titre</text:span></text:p>
        </draw:text-box>
        <svg:title/>
        <svg:desc/>
      </draw:frame>
      <draw:frame draw:id="id16" presentation:style-name="a90" draw:name="Espace réservé du texte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95" draw:name="Espace réservé de la date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4/10/2024</text:date></text:span><text:span text:style-name="a93" text:class-names=""/></text:p>
        </draw:text-box>
        <svg:title/>
        <svg:desc/>
      </draw:frame>
      <draw:frame draw:id="id18" presentation:style-name="a98" draw:name="Espace réservé du pied de page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Espace réservé du numéro de diapositive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N°›</text:page-number></text:span><text:span text:style-name="a100" text:class-names=""/></text:p>
        </draw:text-box>
        <svg:title/>
        <svg:desc/>
      </draw:frame>
    </style:master-page>
    <style:master-page style:name="Master1-Layout4-twoObj-Deux-contenus" style:page-layout-name="pageLayout1" draw:style-name="a103">
      <draw:frame draw:id="id20" presentation:style-name="a106" draw:name="Titr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Modifiez le style du titre</text:span></text:p>
        </draw:text-box>
        <svg:title/>
        <svg:desc/>
      </draw:frame>
      <draw:frame draw:id="id21" presentation:style-name="a122" draw:name="Espace réservé du contenu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z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Espace réservé du contenu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odifiez les styles du texte du masque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euxième niveau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Espace réservé de la date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4/10/2024</text:date></text:span><text:span text:style-name="a141" text:class-names=""/></text:p>
        </draw:text-box>
        <svg:title/>
        <svg:desc/>
      </draw:frame>
      <draw:frame draw:id="id24" presentation:style-name="a146" draw:name="Espace réservé du pied de page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Espace réservé du numéro de diapositive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N°›</text:page-number></text:span><text:span text:style-name="a148" text:class-names=""/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4" draw:name="Titr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Modifiez le style du titre</text:span></text:p>
        </draw:text-box>
        <svg:title/>
        <svg:desc/>
      </draw:frame>
      <draw:frame draw:id="id27" presentation:style-name="a158" draw:name="Espace réservé du texte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74" draw:name="Espace réservé du contenu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Modifiez les styles du texte du masque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euxième niveau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Espace réservé du texte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194" draw:name="Espace réservé du contenu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Modifiez les styles du texte du masque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euxième niveau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Espace réservé de la date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4/10/2024</text:date></text:span><text:span text:style-name="a197" text:class-names=""/></text:p>
        </draw:text-box>
        <svg:title/>
        <svg:desc/>
      </draw:frame>
      <draw:frame draw:id="id32" presentation:style-name="a202" draw:name="Espace réservé du pied de page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Espace réservé du numéro de diapositive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N°›</text:page-number></text:span><text:span text:style-name="a204" text:class-names=""/></text:p>
        </draw:text-box>
        <svg:title/>
        <svg:desc/>
      </draw:frame>
    </style:master-page>
    <style:master-page style:name="Master1-Layout6-titleOnly-Titre-seul" style:page-layout-name="pageLayout1" draw:style-name="a207">
      <draw:frame draw:id="id34" presentation:style-name="a210" draw:name="Titr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Modifiez le style du titre</text:span></text:p>
        </draw:text-box>
        <svg:title/>
        <svg:desc/>
      </draw:frame>
      <draw:frame draw:id="id35" presentation:style-name="a215" draw:name="Espace réservé de la date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4/10/2024</text:date></text:span><text:span text:style-name="a213" text:class-names=""/></text:p>
        </draw:text-box>
        <svg:title/>
        <svg:desc/>
      </draw:frame>
      <draw:frame draw:id="id36" presentation:style-name="a218" draw:name="Espace réservé du pied de page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Espace réservé du numéro de diapositive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N°›</text:page-number></text:span><text:span text:style-name="a220" text:class-names=""/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8" draw:name="Espace réservé de la date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4/10/2024</text:date></text:span><text:span text:style-name="a226" text:class-names=""/></text:p>
        </draw:text-box>
        <svg:title/>
        <svg:desc/>
      </draw:frame>
      <draw:frame draw:id="id39" presentation:style-name="a231" draw:name="Espace réservé du pied de page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Espace réservé du numéro de diapositive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N°›</text:page-number></text:span><text:span text:style-name="a233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36">
      <draw:frame draw:id="id41" presentation:style-name="a239" draw:name="Titr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Modifiez le style du titre</text:span></text:p>
        </draw:text-box>
        <svg:title/>
        <svg:desc/>
      </draw:frame>
      <draw:frame draw:id="id42" presentation:style-name="a255" draw:name="Espace réservé du contenu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ez les styles du texte du masque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euxième niveau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Espace réservé du texte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64" draw:name="Espace réservé de la date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4/10/2024</text:date></text:span><text:span text:style-name="a262" text:class-names=""/></text:p>
        </draw:text-box>
        <svg:title/>
        <svg:desc/>
      </draw:frame>
      <draw:frame draw:id="id45" presentation:style-name="a267" draw:name="Espace réservé du pied de page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Espace réservé du numéro de diapositive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N°›</text:page-number></text:span><text:span text:style-name="a269" text:class-names=""/></text:p>
        </draw:text-box>
        <svg:title/>
        <svg:desc/>
      </draw:frame>
    </style:master-page>
    <style:master-page style:name="Master1-Layout9-picTx-Image-avec-légende" style:page-layout-name="pageLayout1" draw:style-name="a272">
      <draw:frame draw:id="id47" presentation:style-name="a275" draw:name="Titr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Modifiez le style du titre</text:span></text:p>
        </draw:text-box>
        <svg:title/>
        <svg:desc/>
      </draw:frame>
      <draw:frame draw:id="id48" presentation:style-name="a278" draw:name="Espace réservé pour une image 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Espace réservé du texte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287" draw:name="Espace réservé de la date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4/10/2024</text:date></text:span><text:span text:style-name="a285" text:class-names=""/></text:p>
        </draw:text-box>
        <svg:title/>
        <svg:desc/>
      </draw:frame>
      <draw:frame draw:id="id51" presentation:style-name="a290" draw:name="Espace réservé du pied de page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Espace réservé du numéro de diapositive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N°›</text:page-number></text:span><text:span text:style-name="a292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295">
      <draw:frame draw:id="id53" presentation:style-name="a298" draw:name="Titr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Modifiez le style du titre</text:span></text:p>
        </draw:text-box>
        <svg:title/>
        <svg:desc/>
      </draw:frame>
      <draw:frame draw:id="id54" presentation:style-name="a314" draw:name="Espace réservé du texte vertical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Modifiez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Espace réservé de la date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4/10/2024</text:date></text:span><text:span text:style-name="a317" text:class-names=""/></text:p>
        </draw:text-box>
        <svg:title/>
        <svg:desc/>
      </draw:frame>
      <draw:frame draw:id="id56" presentation:style-name="a322" draw:name="Espace réservé du pied de page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Espace réservé du numéro de diapositive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N°›</text:page-number></text:span><text:span text:style-name="a324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27">
      <draw:frame draw:id="id58" presentation:style-name="a330" draw:name="Titre vertical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Modifiez le style du titre</text:span></text:p>
        </draw:text-box>
        <svg:title/>
        <svg:desc/>
      </draw:frame>
      <draw:frame draw:id="id59" presentation:style-name="a346" draw:name="Espace réservé du texte vertical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odifiez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Espace réservé de la date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4/10/2024</text:date></text:span><text:span text:style-name="a349" text:class-names=""/></text:p>
        </draw:text-box>
        <svg:title/>
        <svg:desc/>
      </draw:frame>
      <draw:frame draw:id="id61" presentation:style-name="a354" draw:name="Espace réservé du pied de page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Espace réservé du numéro de diapositive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N°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4-10-14T17:58:28Z</meta:creation-date>
    <dc:date>2024-10-14T20:16:31Z</dc:date>
    <meta:editing-cycles>64</meta:editing-cycles>
    <meta:editing-duration>PT0S</meta:editing-duration>
    <meta:document-statistic meta:paragraph-count="0" meta:word-count="0"/>
  </office:meta>
</office:document-meta>
</file>